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ingleMatrixFilter.ShingleMatrixFilter( TokenStream input , int minimumShingleSize , int maximumShingleSize , Character spacerCharacter , boolean ignoringSinglePrefixOrSuffixShingle , TokenSettingsCodec settingsCod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hingleMatrixFilter.ShingleMatrixFilter( TokenStream input , int minimumShingleSize , int maximumShingleSize , Character spacerCharac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rix.permutationIterator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SimpleThreeDimensionalTokenSettingsCodec.setWeight( Token token , float weigh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lumn.Column( Token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hingleMatrixFilter.setSpacerCharacter( Character spacerCharac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rix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neDimensionalNonWeightedTokenSettingsCodec.getWeight( Token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ingleMatrixFilter.setMaximumShingleSize( int maximumShingle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rix.has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trix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woDimensionalNonWeightedSynonymTokenSettingsCodec.setTokenPositioner( Token token , TokenPositioner tokenPositio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umn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ingleMatrixFilter.getSpacerCharac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.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ingleMatrixFilter.readColumn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hingleMatrixFilter.nextTokensPermuta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lumn.Colum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lumn.is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ingleMatrixFilter.ShingleMatrixFilter( TokenStream input , int minimumShingleSize , int maximumShingle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eDimensionalNonWeightedTokenSettingsCodec.setWeight( Token token , float w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woDimensionalNonWeightedSynonymTokenSettingsCodec.setWeight( Token token , float w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ThreeDimensionalTokenSettingsCodec.getTokenPositioner( Token toke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lumn.isL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Positioner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Positioner.TokenPositioner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rix.getColum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ingleMatrixFilter.isIgnoringSinglePrefixOrSuffixShing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ingleMatrixFilter.getMinimumShingl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rix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lum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hingleMatrixFilter.ShingleMatrixFilter( TokenStream input , int minimumShingleSize , int maximumShingleSize , Character spacerCharacter , boolean ignoringSinglePrefixOrSuffixShing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umn.setLast( boolean la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ingleMatrixFilter.next( final Token reusableToken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37">
            <text:p text:style-name="Table_20_Contents">37</text:p>
          </table:table-cell>
          <table:table-cell office:value-type="float" office:value="89">
            <text:p text:style-name="Table_20_Contents">89</text:p>
          </table:table-cell>
        </table:table-row>
        <table:table-row>
          <table:table-cell office:value-type="string">
            <text:p text:style-name="Table_20_Contents">ShingleMatrixFilter.setMinimumShingleSize( int minimumShingle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woDimensionalNonWeightedSynonymTokenSettingsCodec.getWeight( Token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eDimensionalNonWeightedTokenSettingsCodec.setTokenPositioner( Token token , TokenPositioner tokenPositio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lumn.setFirst( boolean fir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rix.incrementColumnRowCounte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hingleMatrixFilter.calculateShingleWeight( Token shingleToken , List shingle , int currentPermutationStartOffset , List currentPermutationRows , List currentPermuationToke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hingleMatrixFilter.setIgnoringSinglePrefixOrSuffixShingle( boolean ignoringSinglePrefixOrSuffixShing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.getColum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umn.get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ingleMatrixFilter.getMatr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woDimensionalNonWeightedSynonymTokenSettingsCodec.getTokenPositioner( Token tok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hingleMatrixFilter.updateToken( Token token , List shingle , int currentPermutationStartOffset , List currentPermutationRows , List currentPermuationToke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hingleMatrixFilter.setMatrix( Matrix matr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.getToke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hreeDimensionalTokenSettingsCodec.getWeight( Token tok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lumn.getMatr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ingleMatrixFilt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hingleMatrixFilter.ShingleMatrixFilter( Matrix matrix , int minimumShingleSize , int maximumShingleSize , Character spacerCharacter , boolean ignoringSinglePrefixOrSuffixShingle , TokenSettingsCodec settingsCod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hingleMatrixFilter.getMaximumShingl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.setTokens( List toke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eDimensionalNonWeightedTokenSettingsCodec.getTokenPositioner( Token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hreeDimensionalTokenSettingsCodec.setTokenPositioner( Token token , TokenPositioner tokenPositio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